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40b3ed" officeooo:paragraph-rsid="0040b3ed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ples, Lists and Dictionaries</text:p>
      <text:p text:style-name="P1"/>
      <text:p text:style-name="P1">Tuples:</text:p>
      <text:p text:style-name="P1">Imutable</text:p>
      <text:p text:style-name="P1"/>
      <text:p text:style-name="P1"/>
      <text:p text:style-name="P1">Lists: Mutable</text:p>
      <text:p text:style-name="P1"/>
      <text:p text:style-name="P1"/>
      <text:p text:style-name="P1">Dictionari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21:16:49.695066818</meta:creation-date>
    <dc:date>2017-10-07T00:17:08.653774460</dc:date>
    <meta:editing-duration>PT4H45M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9" meta:character-count="73" meta:non-whitespace-character-count="68"/>
  </office:meta>
</office:document-meta>
</file>